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atio with perron</text:p>
          </table:table-cell>
          <table:table-cell office:value-type="string" calcext:value-type="string">
            <text:p>O/D without r</text:p>
          </table:table-cell>
          <table:table-cell office:value-type="string" calcext:value-type="string">
            <text:p>O/D with r</text:p>
          </table:table-cell>
          <table:table-cell office:value-type="string" calcext:value-type="string">
            <text:p>Ratio with f</text:p>
          </table:table-cell>
          <table:table-cell office:value-type="string" calcext:value-type="string">
            <text:p>Ratio with abs(f)</text:p>
          </table:table-cell>
          <table:table-cell/>
        </table:table-row>
        <table:table-row table:style-name="ro2">
          <table:table-cell office:value-type="float" office:value="1949.721077" calcext:value-type="float">
            <text:p>1949.721077</text:p>
          </table:table-cell>
          <table:table-cell office:value-type="float" office:value="1942.571374" calcext:value-type="float">
            <text:p>1942.571374</text:p>
          </table:table-cell>
          <table:table-cell office:value-type="float" office:value="1941.843051" calcext:value-type="float">
            <text:p>1941.843051</text:p>
          </table:table-cell>
          <table:table-cell office:value-type="float" office:value="1943.760123" calcext:value-type="float">
            <text:p>1943.760123</text:p>
          </table:table-cell>
          <table:table-cell office:value-type="float" office:value="1941.615531" calcext:value-type="float">
            <text:p>1941.615531</text:p>
          </table:table-cell>
          <table:table-cell/>
        </table:table-row>
        <table:table-row table:style-name="ro2">
          <table:table-cell office:value-type="float" office:value="2034.854445" calcext:value-type="float">
            <text:p>2034.854445</text:p>
          </table:table-cell>
          <table:table-cell office:value-type="float" office:value="2041.251355" calcext:value-type="float">
            <text:p>2041.251355</text:p>
          </table:table-cell>
          <table:table-cell office:value-type="float" office:value="2041.249989" calcext:value-type="float">
            <text:p>2041.249989</text:p>
          </table:table-cell>
          <table:table-cell office:value-type="float" office:value="2049.264688" calcext:value-type="float">
            <text:p>2049.264688</text:p>
          </table:table-cell>
          <table:table-cell office:value-type="float" office:value="2043.12166" calcext:value-type="float">
            <text:p>2043.12166</text:p>
          </table:table-cell>
          <table:table-cell/>
        </table:table-row>
        <table:table-row table:style-name="ro2">
          <table:table-cell office:value-type="float" office:value="716.123437" calcext:value-type="float">
            <text:p>716.123437</text:p>
          </table:table-cell>
          <table:table-cell office:value-type="float" office:value="719.666775" calcext:value-type="float">
            <text:p>719.666775</text:p>
          </table:table-cell>
          <table:table-cell office:value-type="float" office:value="719.667394" calcext:value-type="float">
            <text:p>719.667394</text:p>
          </table:table-cell>
          <table:table-cell office:value-type="float" office:value="734.823478" calcext:value-type="float">
            <text:p>734.823478</text:p>
          </table:table-cell>
          <table:table-cell office:value-type="float" office:value="725.232361" calcext:value-type="float">
            <text:p>725.232361</text:p>
          </table:table-cell>
          <table:table-cell/>
        </table:table-row>
        <table:table-row table:style-name="ro2">
          <table:table-cell office:value-type="float" office:value="5880.740868" calcext:value-type="float">
            <text:p>5880.740868</text:p>
          </table:table-cell>
          <table:table-cell office:value-type="float" office:value="5894.794318" calcext:value-type="float">
            <text:p>5894.794318</text:p>
          </table:table-cell>
          <table:table-cell office:value-type="float" office:value="5894.600034" calcext:value-type="float">
            <text:p>5894.600034</text:p>
          </table:table-cell>
          <table:table-cell office:value-type="float" office:value="5896.381624" calcext:value-type="float">
            <text:p>5896.381624</text:p>
          </table:table-cell>
          <table:table-cell office:value-type="float" office:value="5893.687331" calcext:value-type="float">
            <text:p>5893.687331</text:p>
          </table:table-cell>
          <table:table-cell/>
        </table:table-row>
        <table:table-row table:style-name="ro2">
          <table:table-cell office:value-type="float" office:value="352.325493" calcext:value-type="float">
            <text:p>352.325493</text:p>
          </table:table-cell>
          <table:table-cell office:value-type="float" office:value="371.791238" calcext:value-type="float">
            <text:p>371.791238</text:p>
          </table:table-cell>
          <table:table-cell office:value-type="float" office:value="371.815899" calcext:value-type="float">
            <text:p>371.815899</text:p>
          </table:table-cell>
          <table:table-cell office:value-type="float" office:value="372.021176" calcext:value-type="float">
            <text:p>372.021176</text:p>
          </table:table-cell>
          <table:table-cell office:value-type="float" office:value="350.088149" calcext:value-type="float">
            <text:p>350.088149</text:p>
          </table:table-cell>
          <table:table-cell/>
        </table:table-row>
        <table:table-row table:style-name="ro2" table:number-rows-repeated="104856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a </meta:initial-creator>
    <meta:creation-date>2014-06-04T15:18:09.395343228</meta:creation-date>
    <dc:date>2014-06-04T15:38:50.633226567</dc:date>
    <dc:creator>olivia </dc:creator>
    <meta:editing-duration>PT5M31S</meta:editing-duration>
    <meta:editing-cycles>2</meta:editing-cycles>
    <meta:generator>LibreOffice/4.1.3.2$Linux_X86_64 LibreOffice_project/410m0$Build-2</meta:generator>
    <meta:document-statistic meta:table-count="1" meta:cell-count="30" meta:object-count="0"/>
  </office:meta>
</office:document-meta>
</file>